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3cm"/>
    </style:style>
    <style:style style:name="co2" style:family="table-column">
      <style:table-column-properties fo:break-before="auto" style:column-width="34.15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11cm"/>
    </style:style>
    <style:style style:name="co5" style:family="table-column">
      <style:table-column-properties fo:break-before="auto" style:column-width="1.612cm"/>
    </style:style>
    <style:style style:name="co6" style:family="table-column">
      <style:table-column-properties fo:break-before="auto" style:column-width="9.488cm"/>
    </style:style>
    <style:style style:name="co7" style:family="table-column">
      <style:table-column-properties fo:break-before="auto" style:column-width="7.216cm"/>
    </style:style>
    <style:style style:name="co8" style:family="table-column">
      <style:table-column-properties fo:break-before="auto" style:column-width="1.379cm"/>
    </style:style>
    <style:style style:name="co9" style:family="table-column">
      <style:table-column-properties fo:break-before="auto" style:column-width="11.5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tch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2"/>
          <table:table-cell table:style-name="ce1" office:value-type="string" calcext:value-type="string">
            <text:p>Insert result from grepWin to the $names and $titles. Change mod name in the A6</text:p>
          </table:table-cell>
        </table:table-row>
        <table:table-row table:style-name="ro1">
          <table:table-cell table:style-name="ce1" office:value-type="string" calcext:value-type="string">
            <text:p>@PART[</text:p>
          </table:table-cell>
          <table:table-cell table:formula="of:=COM.MICROSOFT.CONCAT([.$A$2];[$names.$C2];[.$A$3];[.$A$7];[.$A$4];[$titles.$C2];[.$A$5];[$titles.$C2])" office:value-type="string" office:string-value="@PART[KSPSecondaryMotion_APX-50_2_6m]:NEEDS[KSPSecondaryMotion]     {@title = APX50 HF Mobile Whip Antenna (2 sections, 2.6m)    } // APX50 HF Mobile Whip Antenna (2 sections, 2.6m)" calcext:value-type="string">
            <text:p>@PART[KSPSecondaryMotion_APX-50_2_6m]:NEEDS[KSPSecondaryMotion] <text:s text:c="4"/>{@title = APX50 HF Mobile Whip Antenna (2 sections, 2.6m) <text:s text:c="3"/>} // APX50 HF Mobile Whip Antenna (2 sections, 2.6m)</text:p>
          </table:table-cell>
        </table:table-row>
        <table:table-row table:style-name="ro1">
          <table:table-cell table:style-name="ce1" office:value-type="string" calcext:value-type="string">
            <text:p>]:NEEDS[</text:p>
          </table:table-cell>
          <table:table-cell table:formula="of:=COM.MICROSOFT.CONCAT([.$A$2];[$names.$C3];[.$A$3];[.$A$7];[.$A$4];[$titles.$C3];[.$A$5];[$titles.$C3])" office:value-type="string" office:string-value="@PART[KSPSecondaryMotion_APX-50_5m]:NEEDS[KSPSecondaryMotion]     {@title = APX50 HF Mobile Whip Antenna (4 sections, 5m)    } // APX50 HF Mobile Whip Antenna (4 sections, 5m)" calcext:value-type="string">
            <text:p>@PART[KSPSecondaryMotion_APX-50_5m]:NEEDS[KSPSecondaryMotion] <text:s text:c="4"/>{@title = APX50 HF Mobile Whip Antenna (4 sections, 5m) <text:s text:c="3"/>} // APX50 HF Mobile Whip Antenna (4 sections, 5m)</text:p>
          </table:table-cell>
        </table:table-row>
        <table:table-row table:style-name="ro1">
          <table:table-cell table:style-name="ce1" office:value-type="string" calcext:value-type="string">
            <text:p>] <text:s text:c="4"/>{@title = </text:p>
          </table:table-cell>
          <table:table-cell table:formula="of:=COM.MICROSOFT.CONCAT([.$A$2];[$names.$C4];[.$A$3];[.$A$7];[.$A$4];[$titles.$C4];[.$A$5];[$titles.$C4])" office:value-type="string" office:string-value="@PART[KSPSecondaryMotion_APX-50_5m_TieDown]:NEEDS[KSPSecondaryMotion]     {@title = APX50 HF Mobile Whip Antenna (4 sections, 5m, Tied Down)    } // APX50 HF Mobile Whip Antenna (4 sections, 5m, Tied Down)" calcext:value-type="string">
            <text:p>@PART[KSPSecondaryMotion_APX-50_5m_TieDown]:NEEDS[KSPSecondaryMotion] <text:s text:c="4"/>{@title = APX50 HF Mobile Whip Antenna (4 sections, 5m, Tied Down) <text:s text:c="3"/>} // APX50 HF Mobile Whip Antenna (4 sections, 5m, Tied Down)</text:p>
          </table:table-cell>
        </table:table-row>
        <table:table-row table:style-name="ro1">
          <table:table-cell table:style-name="ce1" office:value-type="string" calcext:value-type="string">
            <text:p><text:s text:c="4"/>} // </text:p>
          </table:table-cell>
          <table:table-cell table:formula="of:=COM.MICROSOFT.CONCAT([.$A$2];[$names.$C5];[.$A$3];[.$A$7];[.$A$4];[$titles.$C5];[.$A$5];[$titles.$C5])" office:value-type="string" office:string-value="@PART[KSPSecondaryMotion_Duke]:NEEDS[KSPSecondaryMotion]     {@title = AN/VLQ-12 CREW Duke    } // AN/VLQ-12 CREW Duke" calcext:value-type="string">
            <text:p>@PART[KSPSecondaryMotion_Duke]:NEEDS[KSPSecondaryMotion] <text:s text:c="4"/>{@title = AN/VLQ-12 CREW Duke <text:s text:c="3"/>} // AN/VLQ-12 CREW Duke</text:p>
          </table:table-cell>
        </table:table-row>
        <table:table-row table:style-name="ro1">
          <table:table-cell table:style-name="ce1" office:value-type="string" calcext:value-type="string">
            <text:p>MOD:</text:p>
          </table:table-cell>
          <table:table-cell table:formula="of:=COM.MICROSOFT.CONCAT([.$A$2];[$names.$C6];[.$A$3];[.$A$7];[.$A$4];[$titles.$C6];[.$A$5];[$titles.$C6])" office:value-type="string" office:string-value="@PART[KSPSecondaryMotion_structuralBeamLong]:NEEDS[KSPSecondaryMotion]     {@title = CREW Duke Structural Beam (1.6m)    } // CREW Duke Structural Beam (1.6m)" calcext:value-type="string">
            <text:p>@PART[KSPSecondaryMotion_structuralBeamLong]:NEEDS[KSPSecondaryMotion] <text:s text:c="4"/>{@title = CREW Duke Structural Beam (1.6m) <text:s text:c="3"/>} // CREW Duke Structural Beam (1.6m)</text:p>
          </table:table-cell>
        </table:table-row>
        <table:table-row table:style-name="ro1">
          <table:table-cell table:style-name="ce5" office:value-type="string" calcext:value-type="string">
            <text:p>KSPSecondaryMotion</text:p>
          </table:table-cell>
          <table:table-cell table:formula="of:=COM.MICROSOFT.CONCAT([.$A$2];[$names.$C7];[.$A$3];[.$A$7];[.$A$4];[$titles.$C7];[.$A$5];[$titles.$C7])" office:value-type="string" office:string-value="@PART[KSPSecondaryMotion_structuralBeamMegaShort]:NEEDS[KSPSecondaryMotion]     {@title = CREW Duke Structural Beam (0.37m)    } // CREW Duke Structural Beam (0.37m)" calcext:value-type="string">
            <text:p>@PART[KSPSecondaryMotion_structuralBeamMegaShort]:NEEDS[KSPSecondaryMotion] <text:s text:c="4"/>{@title = CREW Duke Structural Beam (0.37m) <text:s text:c="3"/>} // CREW Duke Structural Beam (0.37m)</text:p>
          </table:table-cell>
        </table:table-row>
        <table:table-row table:style-name="ro1">
          <table:table-cell/>
          <table:table-cell table:formula="of:=COM.MICROSOFT.CONCAT([.$A$2];[$names.$C8];[.$A$3];[.$A$7];[.$A$4];[$titles.$C8];[.$A$5];[$titles.$C8])" office:value-type="string" office:string-value="@PART[KSPSecondaryMotion_structuralBeamShort]:NEEDS[KSPSecondaryMotion]     {@title = CREW Duke Structural Beam (1.25m)    } // CREW Duke Structural Beam (1.25m)" calcext:value-type="string">
            <text:p>@PART[KSPSecondaryMotion_structuralBeamShort]:NEEDS[KSPSecondaryMotion] <text:s text:c="4"/>{@title = CREW Duke Structural Beam (1.25m) <text:s text:c="3"/>} // CREW Duke Structural Beam (1.25m)</text:p>
          </table:table-cell>
        </table:table-row>
        <table:table-row table:style-name="ro1">
          <table:table-cell/>
          <table:table-cell table:formula="of:=COM.MICROSOFT.CONCAT([.$A$2];[$names.$C9];[.$A$3];[.$A$7];[.$A$4];[$titles.$C9];[.$A$5];[$titles.$C9])" office:value-type="string" office:string-value="@PART[KSPSecondaryMotion_structuralBeamSuperShort]:NEEDS[KSPSecondaryMotion]     {@title = CREW Duke Structural Beam (0.63m)    } // CREW Duke Structural Beam (0.63m)" calcext:value-type="string">
            <text:p>@PART[KSPSecondaryMotion_structuralBeamSuperShort]:NEEDS[KSPSecondaryMotion] <text:s text:c="4"/>{@title = CREW Duke Structural Beam (0.63m) <text:s text:c="3"/>} // CREW Duke Structural Beam (0.63m)</text:p>
          </table:table-cell>
        </table:table-row>
        <table:table-row table:style-name="ro1">
          <table:table-cell/>
          <table:table-cell table:formula="of:=COM.MICROSOFT.CONCAT([.$A$2];[$names.$C10];[.$A$3];[.$A$7];[.$A$4];[$titles.$C10];[.$A$5];[$titles.$C10])" office:value-type="string" office:string-value="@PART[KSPSecondaryMotion_DukeFrontAntenna]:NEEDS[KSPSecondaryMotion]     {@title = AN/VLQ-12 CREW Duke Front Antenna    } // AN/VLQ-12 CREW Duke Front Antenna" calcext:value-type="string">
            <text:p>@PART[KSPSecondaryMotion_DukeFrontAntenna]:NEEDS[KSPSecondaryMotion] <text:s text:c="4"/>{@title = AN/VLQ-12 CREW Duke Front Antenna <text:s text:c="3"/>} // AN/VLQ-12 CREW Duke Front Antenna</text:p>
          </table:table-cell>
        </table:table-row>
        <table:table-row table:style-name="ro1">
          <table:table-cell/>
          <table:table-cell table:formula="of:=COM.MICROSOFT.CONCAT([.$A$2];[$names.$C11];[.$A$3];[.$A$7];[.$A$4];[$titles.$C11];[.$A$5];[$titles.$C11])" office:value-type="string" office:string-value="@PART[KSPSecondaryMotion_structuralRightAngleAdapter]:NEEDS[KSPSecondaryMotion]     {@title = CREW Duke Right Angle Adapter    } // CREW Duke Right Angle Adapter" calcext:value-type="string">
            <text:p>@PART[KSPSecondaryMotion_structuralRightAngleAdapter]:NEEDS[KSPSecondaryMotion] <text:s text:c="4"/>{@title = CREW Duke Right Angle Adapter <text:s text:c="3"/>} // CREW Duke Right Angle Adapter</text:p>
          </table:table-cell>
        </table:table-row>
        <table:table-row table:style-name="ro1">
          <table:table-cell/>
          <table:table-cell table:formula="of:=COM.MICROSOFT.CONCAT([.$A$2];[$names.$C12];[.$A$3];[.$A$7];[.$A$4];[$titles.$C12];[.$A$5];[$titles.$C12])" office:value-type="string" office:string-value="@PART[KSPSecondaryMotion_Plunger]:NEEDS[KSPSecondaryMotion]     {@title = The Plunger Antenna    } // The Plunger Antenna" calcext:value-type="string">
            <text:p>@PART[KSPSecondaryMotion_Plunger]:NEEDS[KSPSecondaryMotion] <text:s text:c="4"/>{@title = The Plunger Antenna <text:s text:c="3"/>} // The Plunger Antenna</text:p>
          </table:table-cell>
        </table:table-row>
        <table:table-row table:style-name="ro1">
          <table:table-cell/>
          <table:table-cell table:formula="of:=COM.MICROSOFT.CONCAT([.$A$2];[$names.$C13];[.$A$3];[.$A$7];[.$A$4];[$titles.$C13];[.$A$5];[$titles.$C13])" office:value-type="string" office:string-value="@PART[KSPSecondaryMotion_TubeMan]:NEEDS[KSPSecondaryMotion]     {@title = Wacky Waving Inflatable Arm Flailing Tubemen    } // Wacky Waving Inflatable Arm Flailing Tubemen" calcext:value-type="string">
            <text:p>@PART[KSPSecondaryMotion_TubeMan]:NEEDS[KSPSecondaryMotion] <text:s text:c="4"/>{@title = Wacky Waving Inflatable Arm Flailing Tubemen <text:s text:c="3"/>} // Wacky Waving Inflatable Arm Flailing Tubemen</text:p>
          </table:table-cell>
        </table:table-row>
        <table:table-row table:style-name="ro1">
          <table:table-cell/>
          <table:table-cell table:formula="of:=COM.MICROSOFT.CONCAT([.$A$2];[$names.$C14];[.$A$3];[.$A$7];[.$A$4];[$titles.$C14];[.$A$5];[$titles.$C14])" office:value-type="string" office:string-value="@PART[KSPSecondaryMotion_UHF727VM]:NEEDS[KSPSecondaryMotion]     {@title = UHF727VM Multi-Band LTE Antenna    } // UHF727VM Multi-Band LTE Antenna" calcext:value-type="string">
            <text:p>@PART[KSPSecondaryMotion_UHF727VM]:NEEDS[KSPSecondaryMotion] <text:s text:c="4"/>{@title = UHF727VM Multi-Band LTE Antenna <text:s text:c="3"/>} // UHF727VM Multi-Band LTE Antenna</text:p>
          </table:table-cell>
        </table:table-row>
        <table:table-row table:style-name="ro1">
          <table:table-cell/>
          <table:table-cell table:formula="of:=COM.MICROSOFT.CONCAT([.$A$2];[$names.$C15];[.$A$3];[.$A$7];[.$A$4];[$titles.$C15];[.$A$5];[$titles.$C15])" office:value-type="string" office:string-value="@PART[KSPSecondaryMotion_VHF100512SLP]:NEEDS[KSPSecondaryMotion]     {@title = VHF100512SLP VHF/UHF Low Profile Broadband Antenna    } // VHF100512SLP VHF/UHF Low Profile Broadband Antenna" calcext:value-type="string">
            <text:p>@PART[KSPSecondaryMotion_VHF100512SLP]:NEEDS[KSPSecondaryMotion] <text:s text:c="4"/>{@title = VHF100512SLP VHF/UHF Low Profile Broadband Antenna <text:s text:c="3"/>} // VHF100512SLP VHF/UHF Low Profile Broadband Antenna</text:p>
          </table:table-cell>
        </table:table-row>
        <table:table-row table:style-name="ro1">
          <table:table-cell/>
          <table:table-cell table:formula="of:=COM.MICROSOFT.CONCAT([.$A$2];[$names.$C16];[.$A$3];[.$A$7];[.$A$4];[$titles.$C16];[.$A$5];[$titles.$C16])" office:value-type="string" office:string-value="@PART[KSPSecondaryMotion_VHF3088T]:NEEDS[KSPSecondaryMotion]     {@title = VHF3088T Tunable Low Profile VHF Antenna    } // VHF3088T Tunable Low Profile VHF Antenna" calcext:value-type="string">
            <text:p>@PART[KSPSecondaryMotion_VHF3088T]:NEEDS[KSPSecondaryMotion] <text:s text:c="4"/>{@title = VHF3088T Tunable Low Profile VHF Antenna <text:s text:c="3"/>} // VHF3088T Tunable Low Profile VHF Antenna</text:p>
          </table:table-cell>
        </table:table-row>
      </table:table>
      <table:table table:name="name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APX-50_2_6m.cf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SPSecondaryMotion_APX-50_2_6m</text:p>
          </table:table-cell>
          <table:table-cell office:value-type="string" calcext:value-type="string">
            <text:p>C:\Users\User\Games\Kerbal Space Program 1.10.1\GameData\KSPSecondaryMotion\Parts\APX-50</text:p>
          </table:table-cell>
        </table:table-row>
        <table:table-row table:style-name="ro1">
          <table:table-cell office:value-type="string" calcext:value-type="string">
            <text:p>APX-50_5m.cf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SPSecondaryMotion_APX-50_5m</text:p>
          </table:table-cell>
          <table:table-cell office:value-type="string" calcext:value-type="string">
            <text:p>C:\Users\User\Games\Kerbal Space Program 1.10.1\GameData\KSPSecondaryMotion\Parts\APX-50</text:p>
          </table:table-cell>
        </table:table-row>
        <table:table-row table:style-name="ro1">
          <table:table-cell office:value-type="string" calcext:value-type="string">
            <text:p>APX-50_5m_TieDown.cf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SPSecondaryMotion_APX-50_5m_TieDown</text:p>
          </table:table-cell>
          <table:table-cell office:value-type="string" calcext:value-type="string">
            <text:p>C:\Users\User\Games\Kerbal Space Program 1.10.1\GameData\KSPSecondaryMotion\Parts\APX-50</text:p>
          </table:table-cell>
        </table:table-row>
        <table:table-row table:style-name="ro1">
          <table:table-cell office:value-type="string" calcext:value-type="string">
            <text:p>Duke.cf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SPSecondaryMotion_Duke</text:p>
          </table:table-cell>
          <table:table-cell office:value-type="string" calcext:value-type="string">
            <text:p>C:\Users\User\Games\Kerbal Space Program 1.10.1\GameData\KSPSecondaryMotion\Parts\CREWDuke</text:p>
          </table:table-cell>
        </table:table-row>
        <table:table-row table:style-name="ro1">
          <table:table-cell office:value-type="string" calcext:value-type="string">
            <text:p>DukeBeamLong.cf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SPSecondaryMotion_structuralBeamLong</text:p>
          </table:table-cell>
          <table:table-cell office:value-type="string" calcext:value-type="string">
            <text:p>C:\Users\User\Games\Kerbal Space Program 1.10.1\GameData\KSPSecondaryMotion\Parts\CREWDuke</text:p>
          </table:table-cell>
        </table:table-row>
        <table:table-row table:style-name="ro1">
          <table:table-cell office:value-type="string" calcext:value-type="string">
            <text:p>DukeBeamMegaShort.cf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SPSecondaryMotion_structuralBeamMegaShort</text:p>
          </table:table-cell>
          <table:table-cell office:value-type="string" calcext:value-type="string">
            <text:p>C:\Users\User\Games\Kerbal Space Program 1.10.1\GameData\KSPSecondaryMotion\Parts\CREWDuke</text:p>
          </table:table-cell>
        </table:table-row>
        <table:table-row table:style-name="ro1">
          <table:table-cell office:value-type="string" calcext:value-type="string">
            <text:p>DukeBeamShort.cf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SPSecondaryMotion_structuralBeamShort</text:p>
          </table:table-cell>
          <table:table-cell office:value-type="string" calcext:value-type="string">
            <text:p>C:\Users\User\Games\Kerbal Space Program 1.10.1\GameData\KSPSecondaryMotion\Parts\CREWDuke</text:p>
          </table:table-cell>
        </table:table-row>
        <table:table-row table:style-name="ro1">
          <table:table-cell office:value-type="string" calcext:value-type="string">
            <text:p>DukeBeamSuperShort.cf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SPSecondaryMotion_structuralBeamSuperShort</text:p>
          </table:table-cell>
          <table:table-cell office:value-type="string" calcext:value-type="string">
            <text:p>C:\Users\User\Games\Kerbal Space Program 1.10.1\GameData\KSPSecondaryMotion\Parts\CREWDuke</text:p>
          </table:table-cell>
        </table:table-row>
        <table:table-row table:style-name="ro1">
          <table:table-cell office:value-type="string" calcext:value-type="string">
            <text:p>DukeFrontAntenna.cf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SPSecondaryMotion_DukeFrontAntenna</text:p>
          </table:table-cell>
          <table:table-cell office:value-type="string" calcext:value-type="string">
            <text:p>C:\Users\User\Games\Kerbal Space Program 1.10.1\GameData\KSPSecondaryMotion\Parts\CREWDuke</text:p>
          </table:table-cell>
        </table:table-row>
        <table:table-row table:style-name="ro1">
          <table:table-cell office:value-type="string" calcext:value-type="string">
            <text:p>DukeRightAngleAdapter.cf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SPSecondaryMotion_structuralRightAngleAdapter</text:p>
          </table:table-cell>
          <table:table-cell office:value-type="string" calcext:value-type="string">
            <text:p>C:\Users\User\Games\Kerbal Space Program 1.10.1\GameData\KSPSecondaryMotion\Parts\CREWDuke</text:p>
          </table:table-cell>
        </table:table-row>
        <table:table-row table:style-name="ro1">
          <table:table-cell office:value-type="string" calcext:value-type="string">
            <text:p>Plunger.cf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SPSecondaryMotion_Plunger</text:p>
          </table:table-cell>
          <table:table-cell office:value-type="string" calcext:value-type="string">
            <text:p>C:\Users\User\Games\Kerbal Space Program 1.10.1\GameData\KSPSecondaryMotion\Parts\Plunger</text:p>
          </table:table-cell>
        </table:table-row>
        <table:table-row table:style-name="ro1">
          <table:table-cell office:value-type="string" calcext:value-type="string">
            <text:p>TubeMan.cf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SPSecondaryMotion_TubeMan</text:p>
          </table:table-cell>
          <table:table-cell office:value-type="string" calcext:value-type="string">
            <text:p>C:\Users\User\Games\Kerbal Space Program 1.10.1\GameData\KSPSecondaryMotion\Parts\TubeMan</text:p>
          </table:table-cell>
        </table:table-row>
        <table:table-row table:style-name="ro1">
          <table:table-cell office:value-type="string" calcext:value-type="string">
            <text:p>UHF727VM.cf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SPSecondaryMotion_UHF727VM</text:p>
          </table:table-cell>
          <table:table-cell office:value-type="string" calcext:value-type="string">
            <text:p>C:\Users\User\Games\Kerbal Space Program 1.10.1\GameData\KSPSecondaryMotion\Parts\VHF_UHF</text:p>
          </table:table-cell>
        </table:table-row>
        <table:table-row table:style-name="ro1">
          <table:table-cell office:value-type="string" calcext:value-type="string">
            <text:p>VHF100512SLP.cf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SPSecondaryMotion_VHF100512SLP</text:p>
          </table:table-cell>
          <table:table-cell office:value-type="string" calcext:value-type="string">
            <text:p>C:\Users\User\Games\Kerbal Space Program 1.10.1\GameData\KSPSecondaryMotion\Parts\VHF_UHF</text:p>
          </table:table-cell>
        </table:table-row>
        <table:table-row table:style-name="ro1">
          <table:table-cell office:value-type="string" calcext:value-type="string">
            <text:p>VHF3088T.cf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SPSecondaryMotion_VHF3088T</text:p>
          </table:table-cell>
          <table:table-cell office:value-type="string" calcext:value-type="string">
            <text:p>C:\Users\User\Games\Kerbal Space Program 1.10.1\GameData\KSPSecondaryMotion\Parts\VHF_UHF</text:p>
          </table:table-cell>
        </table:table-row>
      </table:table>
      <table:table table:name="title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APX-50_2_6m.cf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PX50 HF Mobile Whip Antenna (2 sections, 2.6m)</text:p>
          </table:table-cell>
          <table:table-cell office:value-type="string" calcext:value-type="string">
            <text:p>C:\Users\User\Games\Kerbal Space Program 1.10.1\GameData\KSPSecondaryMotion\Parts\APX-50</text:p>
          </table:table-cell>
        </table:table-row>
        <table:table-row table:style-name="ro1">
          <table:table-cell office:value-type="string" calcext:value-type="string">
            <text:p>APX-50_5m.cf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PX50 HF Mobile Whip Antenna (4 sections, 5m)</text:p>
          </table:table-cell>
          <table:table-cell office:value-type="string" calcext:value-type="string">
            <text:p>C:\Users\User\Games\Kerbal Space Program 1.10.1\GameData\KSPSecondaryMotion\Parts\APX-50</text:p>
          </table:table-cell>
        </table:table-row>
        <table:table-row table:style-name="ro1">
          <table:table-cell office:value-type="string" calcext:value-type="string">
            <text:p>APX-50_5m_TieDown.cf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PX50 HF Mobile Whip Antenna (4 sections, 5m, Tied Down)</text:p>
          </table:table-cell>
          <table:table-cell office:value-type="string" calcext:value-type="string">
            <text:p>C:\Users\User\Games\Kerbal Space Program 1.10.1\GameData\KSPSecondaryMotion\Parts\APX-50</text:p>
          </table:table-cell>
        </table:table-row>
        <table:table-row table:style-name="ro1">
          <table:table-cell office:value-type="string" calcext:value-type="string">
            <text:p>Duke.cf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/VLQ-12 CREW Duke</text:p>
          </table:table-cell>
          <table:table-cell office:value-type="string" calcext:value-type="string">
            <text:p>C:\Users\User\Games\Kerbal Space Program 1.10.1\GameData\KSPSecondaryMotion\Parts\CREWDuke</text:p>
          </table:table-cell>
        </table:table-row>
        <table:table-row table:style-name="ro1">
          <table:table-cell office:value-type="string" calcext:value-type="string">
            <text:p>DukeBeamLong.cf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REW Duke Structural Beam (1.6m)</text:p>
          </table:table-cell>
          <table:table-cell office:value-type="string" calcext:value-type="string">
            <text:p>C:\Users\User\Games\Kerbal Space Program 1.10.1\GameData\KSPSecondaryMotion\Parts\CREWDuke</text:p>
          </table:table-cell>
        </table:table-row>
        <table:table-row table:style-name="ro1">
          <table:table-cell office:value-type="string" calcext:value-type="string">
            <text:p>DukeBeamMegaShort.cf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REW Duke Structural Beam (0.37m)</text:p>
          </table:table-cell>
          <table:table-cell office:value-type="string" calcext:value-type="string">
            <text:p>C:\Users\User\Games\Kerbal Space Program 1.10.1\GameData\KSPSecondaryMotion\Parts\CREWDuke</text:p>
          </table:table-cell>
        </table:table-row>
        <table:table-row table:style-name="ro1">
          <table:table-cell office:value-type="string" calcext:value-type="string">
            <text:p>DukeBeamShort.cf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REW Duke Structural Beam (1.25m)</text:p>
          </table:table-cell>
          <table:table-cell office:value-type="string" calcext:value-type="string">
            <text:p>C:\Users\User\Games\Kerbal Space Program 1.10.1\GameData\KSPSecondaryMotion\Parts\CREWDuke</text:p>
          </table:table-cell>
        </table:table-row>
        <table:table-row table:style-name="ro1">
          <table:table-cell office:value-type="string" calcext:value-type="string">
            <text:p>DukeBeamSuperShort.cf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REW Duke Structural Beam (0.63m)</text:p>
          </table:table-cell>
          <table:table-cell office:value-type="string" calcext:value-type="string">
            <text:p>C:\Users\User\Games\Kerbal Space Program 1.10.1\GameData\KSPSecondaryMotion\Parts\CREWDuke</text:p>
          </table:table-cell>
        </table:table-row>
        <table:table-row table:style-name="ro1">
          <table:table-cell office:value-type="string" calcext:value-type="string">
            <text:p>DukeFrontAntenna.cf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/VLQ-12 CREW Duke Front Antenna</text:p>
          </table:table-cell>
          <table:table-cell office:value-type="string" calcext:value-type="string">
            <text:p>C:\Users\User\Games\Kerbal Space Program 1.10.1\GameData\KSPSecondaryMotion\Parts\CREWDuke</text:p>
          </table:table-cell>
        </table:table-row>
        <table:table-row table:style-name="ro1">
          <table:table-cell office:value-type="string" calcext:value-type="string">
            <text:p>DukeRightAngleAdapter.cf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REW Duke Right Angle Adapter</text:p>
          </table:table-cell>
          <table:table-cell office:value-type="string" calcext:value-type="string">
            <text:p>C:\Users\User\Games\Kerbal Space Program 1.10.1\GameData\KSPSecondaryMotion\Parts\CREWDuke</text:p>
          </table:table-cell>
        </table:table-row>
        <table:table-row table:style-name="ro1">
          <table:table-cell office:value-type="string" calcext:value-type="string">
            <text:p>Plunger.cf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he Plunger Antenna</text:p>
          </table:table-cell>
          <table:table-cell office:value-type="string" calcext:value-type="string">
            <text:p>C:\Users\User\Games\Kerbal Space Program 1.10.1\GameData\KSPSecondaryMotion\Parts\Plunger</text:p>
          </table:table-cell>
        </table:table-row>
        <table:table-row table:style-name="ro1">
          <table:table-cell office:value-type="string" calcext:value-type="string">
            <text:p>TubeMan.cf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acky Waving Inflatable Arm Flailing Tubemen</text:p>
          </table:table-cell>
          <table:table-cell office:value-type="string" calcext:value-type="string">
            <text:p>C:\Users\User\Games\Kerbal Space Program 1.10.1\GameData\KSPSecondaryMotion\Parts\TubeMan</text:p>
          </table:table-cell>
        </table:table-row>
        <table:table-row table:style-name="ro1">
          <table:table-cell office:value-type="string" calcext:value-type="string">
            <text:p>UHF727VM.cf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HF727VM Multi-Band LTE Antenna</text:p>
          </table:table-cell>
          <table:table-cell office:value-type="string" calcext:value-type="string">
            <text:p>C:\Users\User\Games\Kerbal Space Program 1.10.1\GameData\KSPSecondaryMotion\Parts\VHF_UHF</text:p>
          </table:table-cell>
        </table:table-row>
        <table:table-row table:style-name="ro1">
          <table:table-cell office:value-type="string" calcext:value-type="string">
            <text:p>VHF100512SLP.cf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HF100512SLP VHF/UHF Low Profile Broadband Antenna</text:p>
          </table:table-cell>
          <table:table-cell office:value-type="string" calcext:value-type="string">
            <text:p>C:\Users\User\Games\Kerbal Space Program 1.10.1\GameData\KSPSecondaryMotion\Parts\VHF_UHF</text:p>
          </table:table-cell>
        </table:table-row>
        <table:table-row table:style-name="ro1">
          <table:table-cell office:value-type="string" calcext:value-type="string">
            <text:p>VHF3088T.cf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HF3088T Tunable Low Profile VHF Antenna</text:p>
          </table:table-cell>
          <table:table-cell office:value-type="string" calcext:value-type="string">
            <text:p>C:\Users\User\Games\Kerbal Space Program 1.10.1\GameData\KSPSecondaryMotion\Parts\VHF_UHF</text:p>
          </table:table-cell>
        </table:table-row>
      </table:table>
      <table:named-expressions/>
      <table:database-ranges>
        <table:database-range table:name="__Anonymous_Sheet_DB__1" table:target-range-address="names.A2:names.E16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titles.A1:titles.E2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.00.0000</text:date>, <text:time style:data-style-name="N2" text:time-value="15:16:42.9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0T16:02:20.301000000</meta:creation-date>
    <dc:date>2020-11-07T15:28:19.037000000</dc:date>
    <meta:editing-duration>PT4H43M50S</meta:editing-duration>
    <meta:editing-cycles>23</meta:editing-cycles>
    <meta:generator>LibreOffice/7.0.3.1$Windows_X86_64 LibreOffice_project/d7547858d014d4cf69878db179d326fc3483e082</meta:generator>
    <meta:document-statistic meta:table-count="3" meta:cell-count="150" meta:object-count="0"/>
  </office:meta>
</office:document-meta>
</file>